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cd83e"/>
    </style:style>
    <style:style style:name="P2" style:family="paragraph" style:parent-style-name="Standard">
      <style:text-properties officeooo:rsid="001cd83e" officeooo:paragraph-rsid="001cd83e"/>
    </style:style>
    <style:style style:name="T1" style:family="text">
      <style:text-properties officeooo:rsid="001cd8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nformatica</text:p>
      <text:p text:style-name="Standard">caricare due vettori diversi, il primo dovra partire da 0-5 e il secondo da 6-10</text:p>
      <text:p text:style-name="P1">1) La Somma</text:p>
      <text:p text:style-name="P1">2) Calcolare la media artimetica dei valori</text:p>
      <text:p text:style-name="P2">3) Inserire un output di errore dell’inserimento di un valore e far ripartire il ciclo</text:p>
      <text:p text:style-name="Standard"><text:span text:style-name="T1">4)1</text:span>in output la lista dei due vettori ineserita dovrà essere separa per vedere le loro posizioni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8T11:49:00.240290228</meta:creation-date>
    <dc:date>2022-10-18T11:51:29.916626164</dc:date>
    <meta:editing-duration>PT2M30S</meta:editing-duration>
    <meta:editing-cycles>1</meta:editing-cycles>
    <meta:document-statistic meta:table-count="0" meta:image-count="0" meta:object-count="0" meta:page-count="1" meta:paragraph-count="6" meta:word-count="57" meta:character-count="327" meta:non-whitespace-character-count="276"/>
    <meta:generator>LibreOffice/7.3.6.2$Linux_X86_64 LibreOffice_project/30$Build-2</meta:generator>
  </office:meta>
</office:document-meta>
</file>